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color="#111111" style:font-name="Chilanka" fo:font-size="18pt" officeooo:rsid="00051e96" officeooo:paragraph-rsid="00051e96" style:font-size-asian="15.75pt" style:font-size-complex="18pt"/>
    </style:style>
    <style:style style:name="P2" style:family="paragraph" style:parent-style-name="Title">
      <style:text-properties fo:color="#729fcf" style:font-name="Chilanka" officeooo:rsid="00051e96" officeooo:paragraph-rsid="00051e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cuela de Código </text:p>
      <text:p text:style-name="P2">Modulo 0 </text:p>
      <text:p text:style-name="P2">Evidencia carpeta Portafolio en la nube</text:p>
      <text:p text:style-name="P1"/>
      <text:p text:style-name="P1">Alumna : Belem Delfina García Palma</text:p>
      <text:p text:style-name="P1">Tutora : Anabel Piñon </text:p>
      <text:p text:style-name="P1"/>
      <text:p text:style-name="Standard"/>
      <text:p text:style-name="Standard"/>
      <text:p text:style-name="Standard"/>
      <text:p text:style-name="Standard"/>
      <text:p text:style-name="Standard">https://drive.google.com/drive/folders/0B-2hWfC1AQqcflpMSlZaMHlUQXdYWmtzVU9oeEJRWlU3bWpXLVctcWZZalZVci1WbFIyUWs?usp=shar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13:23:50.652785891</meta:creation-date>
    <dc:date>2021-06-08T13:28:16.506874245</dc:date>
    <meta:editing-duration>PT4M33S</meta:editing-duration>
    <meta:editing-cycles>1</meta:editing-cycles>
    <meta:document-statistic meta:table-count="0" meta:image-count="0" meta:object-count="0" meta:page-count="1" meta:paragraph-count="6" meta:word-count="22" meta:character-count="246" meta:non-whitespace-character-count="227"/>
    <meta:generator>LibreOffice/6.4.7.2$Linux_X86_64 LibreOffice_project/40$Build-2</meta:generator>
  </office:meta>
</office:document-meta>
</file>